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Auditor.getAllExchan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uditor.deleteExchangeByIndex(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Auditor.sta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Auditor.isAsContainer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uditor.getAttributeInfo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Auditor.getExchangeById( String 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Auditor.getOperationInfo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Auditor.resendExchange( Message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uditor.deleteExchangeById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uditor.getExchangeIdByIndex(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Auditor.do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Auditor.deleteExchangesByRange( int fromIndex , int to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uditor.getAllExchangeI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uditor.getExchangeByIndex(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Auditor.do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Auditor.setAsContainerListener( boolean addToContai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uditor.deleteAllExchan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uditor.exchangeAccepted( Exchange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Auditor.getExchangesByRange( int fromIndex , int to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uditor.getContai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uditor.getServiceM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uditor.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Auditor.setContainer( JBIContainer contai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